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/>
    </style:style>
    <style:style style:name="P2" style:family="paragraph"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color="#b3b3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U Tracking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on Juan</text:p>
            <text:p>Monte Carlo</text:p>
            <text:p>Bean Burrito</text:p>
            <text:p>Aqua Fur Elise</text:p>
            <text:p>Diego Sandov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What we were given</text:span></text:p>
              </text:list-item>
              <text:list-item>
                <text:p text:style-name="P1"><text:span text:style-name="T1">What we came up with</text:span></text:p>
              </text:list-item>
              <text:list-item>
                <text:p text:style-name="P1"><text:span text:style-name="T1">Power</text:span></text:p>
              </text:list-item>
              <text:list-item>
                <text:p text:style-name="P1"><text:span text:style-name="T1">Size</text:span></text:p>
              </text:list-item>
              <text:list-item>
                <text:p text:style-name="P1"><text:span text:style-name="T1">Accurac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Hardware</text:p>
              </text:list-item>
              <text:list-item>
                <text:p><text:span text:style-name="T2">Firmware</text:span></text:p>
              </text:list-item>
              <text:list-item>
                <text:p><text:span text:style-name="T2">Software</text:span></text:p>
              </text:list-item>
              <text:list-item>
                <text:p><text:span text:style-name="T2">Deployment</text:span></text:p>
              </text:list-item>
              <text:list-item>
                <text:p><text:span text:style-name="T2">Results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F12</text:p>
              </text:list-item>
              <text:list-item>
                <text:p>Atmega</text:p>
              </text:list-item>
              <text:list-item>
                <text:p>Wifly</text:p>
              </text:list-item>
              <text:list-item>
                <text:p>Detector</text:p>
              </text:list-item>
              <text:list-item>
                <text:p>Tag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ctor Hardwar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g Hard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y Hard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Firmware</text:p>
              </text:list-item>
              <text:list-item>
                <text:p><text:span text:style-name="T2">Software</text:span></text:p>
              </text:list-item>
              <text:list-item>
                <text:p><text:span text:style-name="T2">Deployment</text:span></text:p>
              </text:list-item>
              <text:list-item>
                <text:p><text:span text:style-name="T2">Results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rmware Overview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ctor &amp; Proxy Firm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g Firm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<text:span text:style-name="T2">Firmware</text:span></text:p>
              </text:list-item>
              <text:list-item>
                <text:p>Software</text:p>
              </text:list-item>
              <text:list-item>
                <text:p><text:span text:style-name="T2">Deployment</text:span></text:p>
              </text:list-item>
              <text:list-item>
                <text:p><text:span text:style-name="T2">Results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Overview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cating Algorithm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b Applic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<text:span text:style-name="T2">Firmware</text:span></text:p>
              </text:list-item>
              <text:list-item>
                <text:p><text:span text:style-name="T2">Software</text:span></text:p>
              </text:list-item>
              <text:list-item>
                <text:p>Deployment</text:p>
              </text:list-item>
              <text:list-item>
                <text:p><text:span text:style-name="T2">Results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ployment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etector</text:p>
              </text:list-item>
              <text:list-item>
                <text:p>Tag</text:p>
              </text:list-item>
              <text:list-item>
                <text:p>Proxy</text:p>
              </text:list-item>
              <text:list-item>
                <text:p>Web App</text:p>
              </text:list-item>
              <text:list-item>
                <text:p>Controll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ctor Deploy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needs to be done to a detector before place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g Deploy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needs to be done to a tag before you fix it to a TIU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y Deploy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ere do you place the Proxy?</text:p>
              </text:list-item>
              <text:list-item>
                <text:p>Wh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b Ap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is the web apps role in deploy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is the controllers role in deploy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<text:span text:style-name="T2">Firmware</text:span></text:p>
              </text:list-item>
              <text:list-item>
                <text:p><text:span text:style-name="T2">Software</text:span></text:p>
              </text:list-item>
              <text:list-item>
                <text:p><text:span text:style-name="T2">Deployment</text:span></text:p>
              </text:list-item>
              <text:list-item>
                <text:p>Results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2">Hardware</text:span></text:p>
              </text:list-item>
              <text:list-item>
                <text:p><text:span text:style-name="T2">Firmware</text:span></text:p>
              </text:list-item>
              <text:list-item>
                <text:p><text:span text:style-name="T2">Software</text:span></text:p>
              </text:list-item>
              <text:list-item>
                <text:p><text:span text:style-name="T2">Deployment</text:span></text:p>
              </text:list-item>
              <text:list-item>
                <text:p><text:span text:style-name="T2">Results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ggestions for moving forwa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Ferguson</meta:initial-creator>
    <meta:creation-date>2011-05-18T22:00:28.01</meta:creation-date>
    <meta:editing-duration>PT17H55M28S</meta:editing-duration>
    <meta:editing-cycles>3</meta:editing-cycles>
    <dc:date>2011-05-19T16:11:06.98</dc:date>
    <dc:creator>Daniel Ferguson</dc:creator>
    <meta:generator>OpenOffice.org/3.3$Win32 OpenOffice.org_project/330m20$Build-9567</meta:generator>
    <meta:document-statistic meta:object-count="129"/>
  </office:meta>
</office:document-meta>
</file>